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text-underline-style="solid" style:text-underline-width="auto" style:text-underline-color="font-color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References:</text:span></text:p>
      <text:p text:style-name="Standard"><text:a xlink:type="simple" xlink:href="http://diethardsteiner.github.io/biserver/2014/11/08/LDAP.html"><text:span text:style-name="T1"/></text:a></text:p>
      <text:p text:style-name="Standard"><text:a xlink:type="simple" xlink:href="http://diethardsteiner.github.io/biserver/2014/11/08/LDAP.html"><text:span text:style-name="T1">http://diethardsteiner.github.io/biserver/2014/11/08/LDAP.html</text:span></text:a></text:p>
      <text:p text:style-name="P2"/>
      <text:p text:style-name="Standard"><text:a xlink:type="simple" xlink:href="http://opendj.forgerock.org/opendj-server/doc/bootstrap/admin-guide/#chap-privileges-acis"><text:span text:style-name="T1">http://opendj.forgerock.org/opendj-server/doc/bootstrap/admin-guide/#chap-privileges-acis</text:span></text:a></text:p>
      <text:p text:style-name="P2"/>
      <text:p text:style-name="Standard"><text:a xlink:type="simple" xlink:href="http://opendj.forgerock.org/Example.ldif"><text:span text:style-name="T1">http://opendj.forgerock.org/Example.ldif</text:span></text:a></text:p>
      <text:p text:style-name="P2"/>
      <text:p text:style-name="P3">http://docs.forgerock.org/en/opendj/2.6.0/OpenDJ-2.6.0-Install-Guide.pdf</text:p>
      <text:p text:style-name="Standard"/>
      <text:p text:style-name="Standard"/>
      <text:p text:style-name="P1">For Adding groups or users or authorization-- cmd</text:p>
      <text:p text:style-name="Standard"/>
      <text:p text:style-name="Standard">C:\Users\badarish.nm\Downloads\OpenDJ-2.6.0\opendj\bat&gt;ldapmodify.bat "--hostNam</text:p>
      <text:p text:style-name="Standard">e" "SISBLRDKT045.sigmainfo.com" "--port" "10389" "--bindDN" "cn=admin" "--bindPa</text:p>
      <text:p text:style-name="Standard">ssword" "admin123" "--noPropertiesFile" "--defaultAdd"</text:p>
      <text:p text:style-name="Standard"/>
      <text:p text:style-name="Standard">Complete Procedure to install openDj:</text:p>
      <text:p text:style-name="Standard"/>
      <text:p text:style-name="Standard">Move To that perticular file location and then to </text:p>
      <text:p text:style-name="Standard">type :- setup.bat –cli (command )</text:p>
      <text:p text:style-name="Standard">--- It gives follwing instructions-------</text:p>
      <text:p text:style-name="Standard">You must accept the terms of the agreement before continuing with the</text:p>
      <text:p text:style-name="Standard">installation.</text:p>
      <text:p text:style-name="Standard">Accept the license (Yes/No) [No]:y</text:p>
      <text:p text:style-name="Standard"/>
      <text:p text:style-name="Standard">What would you like to use as the initial root user DN for the Directory</text:p>
      <text:p text:style-name="Standard">Server? [cn=Directory Manager]: cn=Directory Manager</text:p>
      <text:p text:style-name="Standard">Please provide the password to use for the initial root user:</text:p>
      <text:p text:style-name="Standard">Please re-enter the password for confirmation:</text:p>
      <text:p text:style-name="Standard"/>
      <text:p text:style-name="Standard">ERROR: <text:s/>The provided password values do not match</text:p>
      <text:p text:style-name="Standard">Please provide the password to use for the initial root user:</text:p>
      <text:p text:style-name="Standard">Please re-enter the password for confirmation:</text:p>
      <text:p text:style-name="Standard"/>
      <text:p text:style-name="Standard">Provide the fully-qualified directory server host name that will be used when</text:p>
      <text:p text:style-name="Standard">generating self-signed certificates for LDAP SSL/StartTLS, the administration</text:p>
      <text:p text:style-name="Standard">connector, and replication [SISBLRDKT045.sigmainfo.com]: localhost</text:p>
      <text:p text:style-name="Standard"/>
      <text:p text:style-name="Standard">On which port would you like the Directory Server to accept connections from</text:p>
      <text:p text:style-name="Standard">LDAP clients? [389]: 10389</text:p>
      <text:p text:style-name="Standard"/>
      <text:p text:style-name="Standard">ERROR: <text:s/>Unable to bind to port 10389. <text:s/>This port may already be in use, or you</text:p>
      <text:p text:style-name="Standard">may not have permission to bind to it</text:p>
      <text:p text:style-name="Standard"/>
      <text:p text:style-name="Standard">On which port would you like the Directory Server to accept connections from</text:p>
      <text:p text:style-name="Standard">LDAP clients? [389]: 10388</text:p>
      <text:p text:style-name="Standard"/>
      <text:p text:style-name="Standard">On which port would you like the Administration Connector to accept</text:p>
      <text:p text:style-name="Standard">connections? [4444]: 4444</text:p>
      <text:p text:style-name="Standard"/>
      <text:p text:style-name="Standard">Do you want to create base DNs in the server? (yes / no) [yes]: yes</text:p>
      <text:p text:style-name="Standard"><text:soft-page-break/></text:p>
      <text:p text:style-name="Standard">Provide the base DN for the directory data: dc=pentaho,dc=com</text:p>
      <text:p text:style-name="Standard">Options for populating the database:</text:p>
      <text:p text:style-name="Standard"/>
      <text:p text:style-name="Standard"><text:s text:c="4"/>1) <text:s/>Only create the base entry</text:p>
      <text:p text:style-name="Standard"><text:s text:c="4"/>2) <text:s/>Leave the database empty</text:p>
      <text:p text:style-name="Standard"><text:s text:c="4"/>3) <text:s/>Import data from an LDIF file</text:p>
      <text:p text:style-name="Standard"><text:s text:c="4"/>4) <text:s/>Load automatically-generated sample data</text:p>
      <text:p text:style-name="Standard"/>
      <text:p text:style-name="Standard">Enter choice [1]: 4</text:p>
      <text:p text:style-name="Standard">Please specify the number of user entries to generate: [2000]: 10000</text:p>
      <text:p text:style-name="Standard"/>
      <text:p text:style-name="Standard">Do you want to enable SSL? (yes / no) [no]: no</text:p>
      <text:p text:style-name="Standard"/>
      <text:p text:style-name="Standard">Do you want to enable Start TLS? (yes / no) [no]: no</text:p>
      <text:p text:style-name="Standard"/>
      <text:p text:style-name="Standard">Enable the server to run as a Windows Service? (yes / no) [no]: no</text:p>
      <text:p text:style-name="Standard"/>
      <text:p text:style-name="Standard">Do you want to start the server when the configuration is completed? (yes /</text:p>
      <text:p text:style-name="Standard">no) [yes]: yes</text:p>
      <text:p text:style-name="Standard"/>
      <text:p text:style-name="Standard"/>
      <text:p text:style-name="Standard">Setup Summary</text:p>
      <text:p text:style-name="Standard">=============</text:p>
      <text:p text:style-name="Standard">LDAP Listener Port: <text:s text:c="11"/>10388</text:p>
      <text:p text:style-name="Standard">Administration Connector Port: 4444</text:p>
      <text:p text:style-name="Standard">LDAP Secure Access: <text:s text:c="11"/>disabled</text:p>
      <text:p text:style-name="Standard">Root User DN: <text:s text:c="17"/>cn=Directory Manager</text:p>
      <text:p text:style-name="Standard">Directory Data: <text:s text:c="15"/>Create New Base DN dc=pentaho,dc=com.</text:p>
      <text:p text:style-name="Standard">Base DN Data: Import Automatically-Generated Data (10000 Entries)</text:p>
      <text:p text:style-name="Standard"/>
      <text:p text:style-name="Standard">Start Server when the configuration is completed</text:p>
      <text:p text:style-name="Standard">Do not enable the server to run as a Windows Service</text:p>
      <text:p text:style-name="Standard"/>
      <text:p text:style-name="Standard"/>
      <text:p text:style-name="Standard">What would you like to do?</text:p>
      <text:p text:style-name="Standard"/>
      <text:p text:style-name="Standard"><text:s text:c="4"/>1) <text:s/>Set up the server with the parameters above</text:p>
      <text:p text:style-name="Standard"><text:s text:c="4"/>2) <text:s/>Provide the setup parameters again</text:p>
      <text:p text:style-name="Standard"><text:s text:c="4"/>3) <text:s/>Print equivalent non-interactive command-line</text:p>
      <text:p text:style-name="Standard"><text:s text:c="4"/>4) <text:s/>Cancel and exit</text:p>
      <text:p text:style-name="Standard"/>
      <text:p text:style-name="Standard">Enter choice [1]: 1</text:p>
      <text:p text:style-name="Standard"/>
      <text:p text:style-name="Standard">See C:\Users\badarish.nm\AppData\Local\Temp\opendj-setup-3091706110969517658.log</text:p>
      <text:p text:style-name="Standard"><text:s/>for a detailed log of this operation.</text:p>
      <text:p text:style-name="Standard"/>
      <text:p text:style-name="Standard">Configuring Directory Server ..... Done.</text:p>
      <text:p text:style-name="Standard">Importing Automatically-Generated Data (10000 Entries) ............. Done.</text:p>
      <text:p text:style-name="Standard">Starting Directory Server ............ Done.</text:p>
      <text:p text:style-name="Standard"/>
      <text:p text:style-name="Standard">To see basic server configuration status and configuration you can launch C:\Use</text:p>
      <text:p text:style-name="Standard"><text:soft-page-break/>rs\badarish.nm\Downloads\OpenDJ-2.6.0\opendj\bat\status.bat</text:p>
      <text:p text:style-name="Standard"/>
      <text:p text:style-name="Standard">C:\Users\badarish.nm\Downloads\OpenDJ-2.6.0\opendj&gt;cd C:\Users\badarish.nm\Downl</text:p>
      <text:p text:style-name="Standard">oads\OpenDJ-2.6.0\opendj\bat</text:p>
      <text:p text:style-name="Standard"/>
      <text:p text:style-name="Standard">C:\Users\badarish.nm\Downloads\OpenDJ-2.6.0\opendj\bat&gt;status.bat</text:p>
      <text:p text:style-name="Standard"/>
      <text:p text:style-name="Standard"/>
      <text:p text:style-name="Standard">&gt;&gt;&gt;&gt; Specify OpenDJ LDAP connection parameters</text:p>
      <text:p text:style-name="Standard"/>
      <text:p text:style-name="Standard">Administrator user bind DN [cn=Directory Manager]: cn=Directory Manager</text:p>
      <text:p text:style-name="Standard"/>
      <text:p text:style-name="Standard">Password for user 'cn=Directory Manager':</text:p>
      <text:p text:style-name="Standard"/>
      <text:p text:style-name="Standard"><text:s text:c="10"/>--- Server Status ---</text:p>
      <text:p text:style-name="Standard">Server Run Status: <text:s text:c="7"/>Started</text:p>
      <text:p text:style-name="Standard">Open Connections: <text:s text:c="8"/>1</text:p>
      <text:p text:style-name="Standard"/>
      <text:p text:style-name="Standard"><text:s text:c="10"/>--- Server Details ---</text:p>
      <text:p text:style-name="Standard">Host Name: <text:s text:c="15"/>SISBLRDKT045.sigmainfo.com</text:p>
      <text:p text:style-name="Standard">Administrative Users: <text:s text:c="4"/>cn=Directory Manager</text:p>
      <text:p text:style-name="Standard">Installation Path: <text:s text:c="7"/>C:\Users\badarish.nm\Downloads\OpenDJ-2.6.0\opendj</text:p>
      <text:p text:style-name="Standard">Version: <text:s text:c="17"/>OpenDJ 2.6.0</text:p>
      <text:p text:style-name="Standard">Java Version: <text:s text:c="12"/>1.7.0_45</text:p>
      <text:p text:style-name="Standard">Administration Connector: Port 4444 (LDAPS)</text:p>
      <text:p text:style-name="Standard"/>
      <text:p text:style-name="Standard"><text:s text:c="10"/>--- Connection Handlers ---</text:p>
      <text:p text:style-name="Standard">Address:Port <text:s/>: Protocol : State</text:p>
      <text:p text:style-name="Standard">--------------:----------:---------</text:p>
      <text:p text:style-name="Standard">-- <text:s text:c="11"/>: LDIF <text:s text:c="4"/>: Disabled</text:p>
      <text:p text:style-name="Standard">0.0.0.0:161 <text:s text:c="2"/>: SNMP <text:s text:c="4"/>: Disabled</text:p>
      <text:p text:style-name="Standard">0.0.0.0:636 <text:s text:c="2"/>: LDAPS <text:s text:c="3"/>: Disabled</text:p>
      <text:p text:style-name="Standard">0.0.0.0:1689 <text:s/>: JMX <text:s text:c="5"/>: Disabled</text:p>
      <text:p text:style-name="Standard">0.0.0.0:8080 <text:s/>: HTTP <text:s text:c="4"/>: Disabled</text:p>
      <text:p text:style-name="Standard">0.0.0.0:10388 : LDAP <text:s text:c="4"/>: Enabled</text:p>
      <text:p text:style-name="Standard"/>
      <text:p text:style-name="Standard"><text:s text:c="10"/>--- Data Sources ---</text:p>
      <text:p text:style-name="Standard">Base DN: <text:s text:c="4"/>dc=pentaho,dc=com</text:p>
      <text:p text:style-name="Standard">Backend ID: <text:s/>userRoot</text:p>
      <text:p text:style-name="Standard">Entries: <text:s text:c="4"/>10002</text:p>
      <text:p text:style-name="Standard">Replication:</text:p>
      <text:p text:style-name="Standard"/>
      <text:p text:style-name="Standard">C:\Users\badarish.nm\Downloads\OpenDJ-2.6.0\opendj\bat&gt;ldapmodify.bat "--hostNam</text:p>
      <text:p text:style-name="Standard">e" "SISBLRDKT045.sigmainfo.com" "--port" "10389" "--bindDN" "cn=admin" "--bindPa</text:p>
      <text:p text:style-name="Standard">ssword" "admin123" "--noPropertiesFile" "--defaultAdd"</text:p>
      <text:p text:style-name="Standard">The simple bind attempt failed</text:p>
      <text:p text:style-name="Standard">Result Code: <text:s/>49 (Invalid Credentials)</text:p>
      <text:p text:style-name="Standard">Additional Information: <text:s/>INVALID_CREDENTIALS: Bind failed: ERR_268 Cannot find a</text:p>
      <text:p text:style-name="Standard"><text:s/>partition for cn=admin</text:p>
      <text:p text:style-name="Standard">C:\Users\badarish.nm\Downloads\OpenDJ-2.6.0\opendj\bat&gt;ldapmodify.bat "--hostNam</text:p>
      <text:p text:style-name="Standard">e" "SISBLRDKT045.sigmainfo.com" "--port" "10388" "--bindDN" "cn=Directory Manage</text:p>
      <text:p text:style-name="Standard">r" "--bindPassword" "admin123" "--noPropertiesFile" "--defaultAdd"</text:p>
      <text:p text:style-name="Standard"><text:soft-page-break/>dn:cn=Administrators privilages,dc=pentaho,dc=com</text:p>
      <text:p text:style-name="Standard">objectclass:extensibleObject</text:p>
      <text:p text:style-name="Standard">objectclass:collectiveAttributeSubentry</text:p>
      <text:p text:style-name="Standard">objectclass:top</text:p>
      <text:p text:style-name="Standard">objectclass:subentry</text:p>
      <text:p text:style-name="Standard">cn:Administrators Privilages</text:p>
      <text:p text:style-name="Standard">ds-privileges-name;collective:config-read</text:p>
      <text:p text:style-name="Standard">ds-privileges-name;collective:config-write</text:p>
      <text:p text:style-name="Standard">ds-privileges-name;collective:ldif-export</text:p>
      <text:p text:style-name="Standard">ds-privileges-name;collective:modify-acl</text:p>
      <text:p text:style-name="Standard">ds-privileges-name;collective:password-reset</text:p>
      <text:p text:style-name="Standard">ds-privileges-name;collective:proxied-auth</text:p>
      <text:p text:style-name="Standard">subtreeSpecification:{base "ou=people",specificationFilter "(isMemeberof=cn=Admi</text:p>
      <text:p text:style-name="Standard">n,ou=People,dc=pentaho,dc=com)"}</text:p>
      <text:p text:style-name="Standard"/>
      <text:p text:style-name="Standard">Processing ADD request for cn=Administrators privilages,dc=pentaho,dc=com</text:p>
      <text:p text:style-name="Standard">ADD operation successful for DN cn=Administrators privilages,dc=pentaho,dc=com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49S</meta:editing-duration>
    <meta:editing-cycles>3</meta:editing-cycles>
    <meta:generator>OpenOffice/4.0.1$Win32 OpenOffice.org_project/401m5$Build-9714</meta:generator>
    <dc:date>2015-03-25T19:02:55.82</dc:date>
    <meta:document-statistic meta:table-count="0" meta:image-count="0" meta:object-count="0" meta:page-count="4" meta:paragraph-count="127" meta:word-count="687" meta:character-count="6006"/>
    <meta:user-defined meta:name="Info 1"/>
    <meta:user-defined meta:name="Info 2"/>
    <meta:user-defined meta:name="Info 3"/>
    <meta:user-defined meta:name="Info 4"/>
  </office:meta>
</office:document-meta>
</file>